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91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gularXenInvestigation" table:style-name="ta1">
        <office:forms form:automatic-focus="false" form:apply-design-mode="false"/>
        <table:shapes>
          <draw:frame draw:z-index="0" draw:style-name="gr1" draw:text-style-name="P1" svg:width="353.59pt" svg:height="209.31pt" svg:x="1253.06pt" svg:y="86.46pt">
            <loext:p draw:notify-on-update-of-ranges="RegularXenInvestigation.H5:RegularXenInvestigation.H5 RegularXenInvestigation.I5:RegularXenInvestigation.I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1.84pt" svg:height="255.09pt" svg:x="1117.28pt" svg:y="346.96pt">
            <loext:p draw:notify-on-update-of-ranges="RegularXenInvestigation.F6:RegularXenInvestigation.F13 RegularXenInvestigation.L6:RegularXenInvestigation.L6 RegularXenInvestigation.K6:RegularXenInvestigation.K13 RegularXenInvestigation.L38:RegularXenInvestigation.L38 RegularXenInvestigation.K38:RegularXenInvestigation.K45 RegularXenInvestigation.L62:RegularXenInvestigation.L62 RegularXenInvestigation.K62:RegularXenInvestigation.K69 RegularXenInvestigation.L78:RegularXenInvestigation.L78 RegularXenInvestigation.K78:RegularXenInvestigation.K8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In second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mory of numa</text:p>
            <text:p> node (0 == local </text:p>
            <text:p>To Dom0)</text:p>
          </table:table-cell>
          <table:table-cell office:value-type="string" calcext:value-type="string">
            <text:p>memory (MB)</text:p>
          </table:table-cell>
          <table:table-cell office:value-type="string" calcext:value-type="string">
            <text:p>boot time us</text:p>
          </table:table-cell>
          <table:table-cell office:value-type="string" calcext:value-type="string">
            <text:p>destroy time us</text:p>
          </table:table-cell>
          <table:table-cell/>
          <table:table-cell office:value-type="string" calcext:value-type="string">
            <text:p>memory of numa</text:p>
            <text:p> node (0 == local </text:p>
            <text:p>To Dom0)</text:p>
          </table:table-cell>
          <table:table-cell office:value-type="string" calcext:value-type="string">
            <text:p>memory (MB)</text:p>
          </table:table-cell>
          <table:table-cell office:value-type="string" calcext:value-type="string">
            <text:p>Boot time (s)</text:p>
          </table:table-cell>
          <table:table-cell office:value-type="string" calcext:value-type="string">
            <text:p>Destroy time (s)</text:p>
          </table:table-cell>
          <table:table-cell/>
          <table:table-cell office:value-type="string" calcext:value-type="string">
            <text:p>normalized to</text:p>
            <text:p>Local scrubbing</text:p>
          </table:table-cell>
          <table:table-cell table:number-columns-repeated="2"/>
          <table:table-cell office:value-type="string" calcext:value-type="string">
            <text:p>Boot / Destroy factor</text:p>
          </table:table-cell>
          <table:table-cell office:value-type="string" calcext:value-type="string">
            <text:p>Destroy / Boot fact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0067" calcext:value-type="float">
            <text:p>80067</text:p>
          </table:table-cell>
          <table:table-cell office:value-type="float" office:value="26221" calcext:value-type="float">
            <text:p>262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C6]/1000000" office:value-type="float" office:value="0.080067" calcext:value-type="float">
            <text:p>0.080067</text:p>
          </table:table-cell>
          <table:table-cell table:formula="of:=[.D6]/1000000" office:value-type="float" office:value="0.026221" calcext:value-type="float">
            <text:p>0.026221</text:p>
          </table:table-cell>
          <table:table-cell/>
          <table:table-cell table:formula="of:=[.I6]/[.$I$6]" office:value-type="float" office:value="1" calcext:value-type="float">
            <text:p>1</text:p>
          </table:table-cell>
          <table:table-cell office:value-type="string" calcext:value-type="string">
            <text:p>32MB</text:p>
          </table:table-cell>
          <table:table-cell/>
          <table:table-cell table:formula="of:=[.H6]/[.I6]" office:value-type="float" office:value="3.05354486861676" calcext:value-type="float">
            <text:p>3.0535448686</text:p>
          </table:table-cell>
          <table:table-cell table:formula="of:=[.I6]/[.H6]" office:value-type="float" office:value="0.32748822860854" calcext:value-type="float">
            <text:p>0.3274882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9574" calcext:value-type="float">
            <text:p>79574</text:p>
          </table:table-cell>
          <table:table-cell office:value-type="float" office:value="27077" calcext:value-type="float">
            <text:p>270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C7]/1000000" office:value-type="float" office:value="0.079574" calcext:value-type="float">
            <text:p>0.079574</text:p>
          </table:table-cell>
          <table:table-cell table:formula="of:=[.D7]/1000000" office:value-type="float" office:value="0.027077" calcext:value-type="float">
            <text:p>0.027077</text:p>
          </table:table-cell>
          <table:table-cell/>
          <table:table-cell table:formula="of:=[.I7]/[.$I$6]" office:value-type="float" office:value="1.03264558941307" calcext:value-type="float">
            <text:p>1.032645589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79391" calcext:value-type="float">
            <text:p>79391</text:p>
          </table:table-cell>
          <table:table-cell office:value-type="float" office:value="29548" calcext:value-type="float">
            <text:p>295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[.C8]/1000000" office:value-type="float" office:value="0.079391" calcext:value-type="float">
            <text:p>0.079391</text:p>
          </table:table-cell>
          <table:table-cell table:formula="of:=[.D8]/1000000" office:value-type="float" office:value="0.029548" calcext:value-type="float">
            <text:p>0.029548</text:p>
          </table:table-cell>
          <table:table-cell/>
          <table:table-cell table:formula="of:=[.I8]/[.$I$6]" office:value-type="float" office:value="1.12688303268373" calcext:value-type="float">
            <text:p>1.126883032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5454" calcext:value-type="float">
            <text:p>85454</text:p>
          </table:table-cell>
          <table:table-cell office:value-type="float" office:value="36010" calcext:value-type="float">
            <text:p>360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[.C9]/1000000" office:value-type="float" office:value="0.085454" calcext:value-type="float">
            <text:p>0.085454</text:p>
          </table:table-cell>
          <table:table-cell table:formula="of:=[.D9]/1000000" office:value-type="float" office:value="0.03601" calcext:value-type="float">
            <text:p>0.03601</text:p>
          </table:table-cell>
          <table:table-cell/>
          <table:table-cell table:formula="of:=[.I9]/[.$I$6]" office:value-type="float" office:value="1.37332672285573" calcext:value-type="float">
            <text:p>1.373326722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0148" calcext:value-type="float">
            <text:p>80148</text:p>
          </table:table-cell>
          <table:table-cell office:value-type="float" office:value="26418" calcext:value-type="float">
            <text:p>264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C10]/1000000" office:value-type="float" office:value="0.080148" calcext:value-type="float">
            <text:p>0.080148</text:p>
          </table:table-cell>
          <table:table-cell table:formula="of:=[.D10]/1000000" office:value-type="float" office:value="0.026418" calcext:value-type="float">
            <text:p>0.026418</text:p>
          </table:table-cell>
          <table:table-cell/>
          <table:table-cell table:formula="of:=[.I10]/[.$I$6]" office:value-type="float" office:value="1.0075130620495" calcext:value-type="float">
            <text:p>1.00751306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79290" calcext:value-type="float">
            <text:p>79290</text:p>
          </table:table-cell>
          <table:table-cell office:value-type="float" office:value="28681" calcext:value-type="float">
            <text:p>286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[.C11]/1000000" office:value-type="float" office:value="0.07929" calcext:value-type="float">
            <text:p>0.07929</text:p>
          </table:table-cell>
          <table:table-cell table:formula="of:=[.D11]/1000000" office:value-type="float" office:value="0.028681" calcext:value-type="float">
            <text:p>0.028681</text:p>
          </table:table-cell>
          <table:table-cell/>
          <table:table-cell table:formula="of:=[.I11]/[.$I$6]" office:value-type="float" office:value="1.09381793219175" calcext:value-type="float">
            <text:p>1.093817932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0883" calcext:value-type="float">
            <text:p>80883</text:p>
          </table:table-cell>
          <table:table-cell office:value-type="float" office:value="27103" calcext:value-type="float">
            <text:p>271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C12]/1000000" office:value-type="float" office:value="0.080883" calcext:value-type="float">
            <text:p>0.080883</text:p>
          </table:table-cell>
          <table:table-cell table:formula="of:=[.D12]/1000000" office:value-type="float" office:value="0.027103" calcext:value-type="float">
            <text:p>0.027103</text:p>
          </table:table-cell>
          <table:table-cell/>
          <table:table-cell table:formula="of:=[.I12]/[.$I$6]" office:value-type="float" office:value="1.03363716105412" calcext:value-type="float">
            <text:p>1.033637161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79958" calcext:value-type="float">
            <text:p>79958</text:p>
          </table:table-cell>
          <table:table-cell office:value-type="float" office:value="28310" calcext:value-type="float">
            <text:p>283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C13]/1000000" office:value-type="float" office:value="0.079958" calcext:value-type="float">
            <text:p>0.079958</text:p>
          </table:table-cell>
          <table:table-cell table:formula="of:=[.D13]/1000000" office:value-type="float" office:value="0.02831" calcext:value-type="float">
            <text:p>0.02831</text:p>
          </table:table-cell>
          <table:table-cell/>
          <table:table-cell table:formula="of:=[.I13]/[.$I$6]" office:value-type="float" office:value="1.07966896762137" calcext:value-type="float">
            <text:p>1.07966896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0067" calcext:value-type="float">
            <text:p>80067</text:p>
          </table:table-cell>
          <table:table-cell office:value-type="float" office:value="37080" calcext:value-type="float">
            <text:p>370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C14]/1000000" office:value-type="float" office:value="0.080067" calcext:value-type="float">
            <text:p>0.080067</text:p>
          </table:table-cell>
          <table:table-cell table:formula="of:=[.D14]/1000000" office:value-type="float" office:value="0.03708" calcext:value-type="float">
            <text:p>0.03708</text:p>
          </table:table-cell>
          <table:table-cell table:number-columns-repeated="4"/>
          <table:table-cell table:formula="of:=[.H14]/[.I14]" office:value-type="float" office:value="2.15930420711974" calcext:value-type="float">
            <text:p>2.1593042071</text:p>
          </table:table-cell>
          <table:table-cell table:formula="of:=[.I14]/[.H14]" office:value-type="float" office:value="0.463112143579752" calcext:value-type="float">
            <text:p>0.46311214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9873" calcext:value-type="float">
            <text:p>79873</text:p>
          </table:table-cell>
          <table:table-cell office:value-type="float" office:value="38220" calcext:value-type="float">
            <text:p>382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[.C15]/1000000" office:value-type="float" office:value="0.079873" calcext:value-type="float">
            <text:p>0.079873</text:p>
          </table:table-cell>
          <table:table-cell table:formula="of:=[.D15]/1000000" office:value-type="float" office:value="0.03822" calcext:value-type="float">
            <text:p>0.0382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80404" calcext:value-type="float">
            <text:p>80404</text:p>
          </table:table-cell>
          <table:table-cell office:value-type="float" office:value="43334" calcext:value-type="float">
            <text:p>433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formula="of:=[.C16]/1000000" office:value-type="float" office:value="0.080404" calcext:value-type="float">
            <text:p>0.080404</text:p>
          </table:table-cell>
          <table:table-cell table:formula="of:=[.D16]/1000000" office:value-type="float" office:value="0.043334" calcext:value-type="float">
            <text:p>0.04333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80752" calcext:value-type="float">
            <text:p>80752</text:p>
          </table:table-cell>
          <table:table-cell office:value-type="float" office:value="55732" calcext:value-type="float">
            <text:p>557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formula="of:=[.C17]/1000000" office:value-type="float" office:value="0.080752" calcext:value-type="float">
            <text:p>0.080752</text:p>
          </table:table-cell>
          <table:table-cell table:formula="of:=[.D17]/1000000" office:value-type="float" office:value="0.055732" calcext:value-type="float">
            <text:p>0.05573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79875" calcext:value-type="float">
            <text:p>79875</text:p>
          </table:table-cell>
          <table:table-cell office:value-type="float" office:value="39149" calcext:value-type="float">
            <text:p>391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formula="of:=[.C18]/1000000" office:value-type="float" office:value="0.079875" calcext:value-type="float">
            <text:p>0.079875</text:p>
          </table:table-cell>
          <table:table-cell table:formula="of:=[.D18]/1000000" office:value-type="float" office:value="0.039149" calcext:value-type="float">
            <text:p>0.03914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79659" calcext:value-type="float">
            <text:p>79659</text:p>
          </table:table-cell>
          <table:table-cell office:value-type="float" office:value="41305" calcext:value-type="float">
            <text:p>413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formula="of:=[.C19]/1000000" office:value-type="float" office:value="0.079659" calcext:value-type="float">
            <text:p>0.079659</text:p>
          </table:table-cell>
          <table:table-cell table:formula="of:=[.D19]/1000000" office:value-type="float" office:value="0.041305" calcext:value-type="float">
            <text:p>0.04130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0119" calcext:value-type="float">
            <text:p>80119</text:p>
          </table:table-cell>
          <table:table-cell office:value-type="float" office:value="39202" calcext:value-type="float">
            <text:p>3920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formula="of:=[.C20]/1000000" office:value-type="float" office:value="0.080119" calcext:value-type="float">
            <text:p>0.080119</text:p>
          </table:table-cell>
          <table:table-cell table:formula="of:=[.D20]/1000000" office:value-type="float" office:value="0.039202" calcext:value-type="float">
            <text:p>0.03920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80296" calcext:value-type="float">
            <text:p>80296</text:p>
          </table:table-cell>
          <table:table-cell office:value-type="float" office:value="41846" calcext:value-type="float">
            <text:p>418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formula="of:=[.C21]/1000000" office:value-type="float" office:value="0.080296" calcext:value-type="float">
            <text:p>0.080296</text:p>
          </table:table-cell>
          <table:table-cell table:formula="of:=[.D21]/1000000" office:value-type="float" office:value="0.041846" calcext:value-type="float">
            <text:p>0.04184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81042" calcext:value-type="float">
            <text:p>81042</text:p>
          </table:table-cell>
          <table:table-cell office:value-type="float" office:value="59531" calcext:value-type="float">
            <text:p>595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[.C22]/1000000" office:value-type="float" office:value="0.081042" calcext:value-type="float">
            <text:p>0.081042</text:p>
          </table:table-cell>
          <table:table-cell table:formula="of:=[.D22]/1000000" office:value-type="float" office:value="0.059531" calcext:value-type="float">
            <text:p>0.059531</text:p>
          </table:table-cell>
          <table:table-cell table:number-columns-repeated="4"/>
          <table:table-cell table:formula="of:=[.H22]/[.I22]" office:value-type="float" office:value="1.36134114998908" calcext:value-type="float">
            <text:p>1.36134115</text:p>
          </table:table-cell>
          <table:table-cell table:formula="of:=[.I22]/[.H22]" office:value-type="float" office:value="0.734569729276178" calcext:value-type="float">
            <text:p>0.73456972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1058" calcext:value-type="float">
            <text:p>81058</text:p>
          </table:table-cell>
          <table:table-cell office:value-type="float" office:value="60847" calcext:value-type="float">
            <text:p>608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formula="of:=[.C23]/1000000" office:value-type="float" office:value="0.081058" calcext:value-type="float">
            <text:p>0.081058</text:p>
          </table:table-cell>
          <table:table-cell table:formula="of:=[.D23]/1000000" office:value-type="float" office:value="0.060847" calcext:value-type="float">
            <text:p>0.06084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80021" calcext:value-type="float">
            <text:p>80021</text:p>
          </table:table-cell>
          <table:table-cell office:value-type="float" office:value="71898" calcext:value-type="float">
            <text:p>718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formula="of:=[.C24]/1000000" office:value-type="float" office:value="0.080021" calcext:value-type="float">
            <text:p>0.080021</text:p>
          </table:table-cell>
          <table:table-cell table:formula="of:=[.D24]/1000000" office:value-type="float" office:value="0.071898" calcext:value-type="float">
            <text:p>0.07189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80627" calcext:value-type="float">
            <text:p>80627</text:p>
          </table:table-cell>
          <table:table-cell office:value-type="float" office:value="96769" calcext:value-type="float">
            <text:p>967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table:formula="of:=[.C25]/1000000" office:value-type="float" office:value="0.080627" calcext:value-type="float">
            <text:p>0.080627</text:p>
          </table:table-cell>
          <table:table-cell table:formula="of:=[.D25]/1000000" office:value-type="float" office:value="0.096769" calcext:value-type="float">
            <text:p>0.09676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81495" calcext:value-type="float">
            <text:p>81495</text:p>
          </table:table-cell>
          <table:table-cell office:value-type="float" office:value="64105" calcext:value-type="float">
            <text:p>641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formula="of:=[.C26]/1000000" office:value-type="float" office:value="0.081495" calcext:value-type="float">
            <text:p>0.081495</text:p>
          </table:table-cell>
          <table:table-cell table:formula="of:=[.D26]/1000000" office:value-type="float" office:value="0.064105" calcext:value-type="float">
            <text:p>0.06410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81297" calcext:value-type="float">
            <text:p>81297</text:p>
          </table:table-cell>
          <table:table-cell office:value-type="float" office:value="66319" calcext:value-type="float">
            <text:p>663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formula="of:=[.C27]/1000000" office:value-type="float" office:value="0.081297" calcext:value-type="float">
            <text:p>0.081297</text:p>
          </table:table-cell>
          <table:table-cell table:formula="of:=[.D27]/1000000" office:value-type="float" office:value="0.066319" calcext:value-type="float">
            <text:p>0.06631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004" calcext:value-type="float">
            <text:p>81004</text:p>
          </table:table-cell>
          <table:table-cell office:value-type="float" office:value="63537" calcext:value-type="float">
            <text:p>635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table:formula="of:=[.C28]/1000000" office:value-type="float" office:value="0.081004" calcext:value-type="float">
            <text:p>0.081004</text:p>
          </table:table-cell>
          <table:table-cell table:formula="of:=[.D28]/1000000" office:value-type="float" office:value="0.063537" calcext:value-type="float">
            <text:p>0.06353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81456" calcext:value-type="float">
            <text:p>81456</text:p>
          </table:table-cell>
          <table:table-cell office:value-type="float" office:value="68598" calcext:value-type="float">
            <text:p>685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table:formula="of:=[.C29]/1000000" office:value-type="float" office:value="0.081456" calcext:value-type="float">
            <text:p>0.081456</text:p>
          </table:table-cell>
          <table:table-cell table:formula="of:=[.D29]/1000000" office:value-type="float" office:value="0.068598" calcext:value-type="float">
            <text:p>0.06859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82869" calcext:value-type="float">
            <text:p>82869</text:p>
          </table:table-cell>
          <table:table-cell office:value-type="float" office:value="101432" calcext:value-type="float">
            <text:p>1014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formula="of:=[.C30]/1000000" office:value-type="float" office:value="0.082869" calcext:value-type="float">
            <text:p>0.082869</text:p>
          </table:table-cell>
          <table:table-cell table:formula="of:=[.D30]/1000000" office:value-type="float" office:value="0.101432" calcext:value-type="float">
            <text:p>0.101432</text:p>
          </table:table-cell>
          <table:table-cell table:number-columns-repeated="4"/>
          <table:table-cell table:formula="of:=[.H30]/[.I30]" office:value-type="float" office:value="0.81699069327234" calcext:value-type="float">
            <text:p>0.8169906933</text:p>
          </table:table-cell>
          <table:table-cell table:formula="of:=[.I30]/[.H30]" office:value-type="float" office:value="1.2240041511301" calcext:value-type="float">
            <text:p>1.22400415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82190" calcext:value-type="float">
            <text:p>82190</text:p>
          </table:table-cell>
          <table:table-cell office:value-type="float" office:value="104538" calcext:value-type="float">
            <text:p>1045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formula="of:=[.C31]/1000000" office:value-type="float" office:value="0.08219" calcext:value-type="float">
            <text:p>0.08219</text:p>
          </table:table-cell>
          <table:table-cell table:formula="of:=[.D31]/1000000" office:value-type="float" office:value="0.104538" calcext:value-type="float">
            <text:p>0.10453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83765" calcext:value-type="float">
            <text:p>83765</text:p>
          </table:table-cell>
          <table:table-cell office:value-type="float" office:value="126552" calcext:value-type="float">
            <text:p>1265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table:formula="of:=[.C32]/1000000" office:value-type="float" office:value="0.083765" calcext:value-type="float">
            <text:p>0.083765</text:p>
          </table:table-cell>
          <table:table-cell table:formula="of:=[.D32]/1000000" office:value-type="float" office:value="0.126552" calcext:value-type="float">
            <text:p>0.12655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82515" calcext:value-type="float">
            <text:p>82515</text:p>
          </table:table-cell>
          <table:table-cell office:value-type="float" office:value="176208" calcext:value-type="float">
            <text:p>1762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table:formula="of:=[.C33]/1000000" office:value-type="float" office:value="0.082515" calcext:value-type="float">
            <text:p>0.082515</text:p>
          </table:table-cell>
          <table:table-cell table:formula="of:=[.D33]/1000000" office:value-type="float" office:value="0.176208" calcext:value-type="float">
            <text:p>0.17620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82544" calcext:value-type="float">
            <text:p>82544</text:p>
          </table:table-cell>
          <table:table-cell office:value-type="float" office:value="109249" calcext:value-type="float">
            <text:p>1092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formula="of:=[.C34]/1000000" office:value-type="float" office:value="0.082544" calcext:value-type="float">
            <text:p>0.082544</text:p>
          </table:table-cell>
          <table:table-cell table:formula="of:=[.D34]/1000000" office:value-type="float" office:value="0.109249" calcext:value-type="float">
            <text:p>0.10924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83196" calcext:value-type="float">
            <text:p>83196</text:p>
          </table:table-cell>
          <table:table-cell office:value-type="float" office:value="115864" calcext:value-type="float">
            <text:p>1158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formula="of:=[.C35]/1000000" office:value-type="float" office:value="0.083196" calcext:value-type="float">
            <text:p>0.083196</text:p>
          </table:table-cell>
          <table:table-cell table:formula="of:=[.D35]/1000000" office:value-type="float" office:value="0.115864" calcext:value-type="float">
            <text:p>0.11586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83333" calcext:value-type="float">
            <text:p>83333</text:p>
          </table:table-cell>
          <table:table-cell office:value-type="float" office:value="109337" calcext:value-type="float">
            <text:p>1093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table:formula="of:=[.C36]/1000000" office:value-type="float" office:value="0.083333" calcext:value-type="float">
            <text:p>0.083333</text:p>
          </table:table-cell>
          <table:table-cell table:formula="of:=[.D36]/1000000" office:value-type="float" office:value="0.109337" calcext:value-type="float">
            <text:p>0.10933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83958" calcext:value-type="float">
            <text:p>83958</text:p>
          </table:table-cell>
          <table:table-cell office:value-type="float" office:value="117250" calcext:value-type="float">
            <text:p>1172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table:formula="of:=[.C37]/1000000" office:value-type="float" office:value="0.083958" calcext:value-type="float">
            <text:p>0.083958</text:p>
          </table:table-cell>
          <table:table-cell table:formula="of:=[.D37]/1000000" office:value-type="float" office:value="0.11725" calcext:value-type="float">
            <text:p>0.1172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86758" calcext:value-type="float">
            <text:p>86758</text:p>
          </table:table-cell>
          <table:table-cell office:value-type="float" office:value="184093" calcext:value-type="float">
            <text:p>1840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formula="of:=[.C38]/1000000" office:value-type="float" office:value="0.086758" calcext:value-type="float">
            <text:p>0.086758</text:p>
          </table:table-cell>
          <table:table-cell table:formula="of:=[.D38]/1000000" office:value-type="float" office:value="0.184093" calcext:value-type="float">
            <text:p>0.184093</text:p>
          </table:table-cell>
          <table:table-cell/>
          <table:table-cell table:formula="of:=[.I38]/[.$I$38]" office:value-type="float" office:value="1" calcext:value-type="float">
            <text:p>1</text:p>
          </table:table-cell>
          <table:table-cell office:value-type="string" calcext:value-type="string">
            <text:p>512 MB</text:p>
          </table:table-cell>
          <table:table-cell/>
          <table:table-cell table:formula="of:=[.H38]/[.I38]" office:value-type="float" office:value="0.471272671964714" calcext:value-type="float">
            <text:p>0.471272672</text:p>
          </table:table-cell>
          <table:table-cell table:formula="of:=[.I38]/[.H38]" office:value-type="float" office:value="2.12191382927223" calcext:value-type="float">
            <text:p>2.12191382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86823" calcext:value-type="float">
            <text:p>86823</text:p>
          </table:table-cell>
          <table:table-cell office:value-type="float" office:value="190831" calcext:value-type="float">
            <text:p>1908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formula="of:=[.C39]/1000000" office:value-type="float" office:value="0.086823" calcext:value-type="float">
            <text:p>0.086823</text:p>
          </table:table-cell>
          <table:table-cell table:formula="of:=[.D39]/1000000" office:value-type="float" office:value="0.190831" calcext:value-type="float">
            <text:p>0.190831</text:p>
          </table:table-cell>
          <table:table-cell/>
          <table:table-cell table:formula="of:=[.I39]/[.$I$38]" office:value-type="float" office:value="1.03660106576567" calcext:value-type="float">
            <text:p>1.036601065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86651" calcext:value-type="float">
            <text:p>86651</text:p>
          </table:table-cell>
          <table:table-cell office:value-type="float" office:value="232689" calcext:value-type="float">
            <text:p>2326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table:formula="of:=[.C40]/1000000" office:value-type="float" office:value="0.086651" calcext:value-type="float">
            <text:p>0.086651</text:p>
          </table:table-cell>
          <table:table-cell table:formula="of:=[.D40]/1000000" office:value-type="float" office:value="0.232689" calcext:value-type="float">
            <text:p>0.232689</text:p>
          </table:table-cell>
          <table:table-cell/>
          <table:table-cell table:formula="of:=[.I40]/[.$I$38]" office:value-type="float" office:value="1.26397527336727" calcext:value-type="float">
            <text:p>1.26397527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86586" calcext:value-type="float">
            <text:p>86586</text:p>
          </table:table-cell>
          <table:table-cell office:value-type="float" office:value="335031" calcext:value-type="float">
            <text:p>3350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table:formula="of:=[.C41]/1000000" office:value-type="float" office:value="0.086586" calcext:value-type="float">
            <text:p>0.086586</text:p>
          </table:table-cell>
          <table:table-cell table:formula="of:=[.D41]/1000000" office:value-type="float" office:value="0.335031" calcext:value-type="float">
            <text:p>0.335031</text:p>
          </table:table-cell>
          <table:table-cell/>
          <table:table-cell table:formula="of:=[.I41]/[.$I$38]" office:value-type="float" office:value="1.81990081100313" calcext:value-type="float">
            <text:p>1.81990081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86193" calcext:value-type="float">
            <text:p>86193</text:p>
          </table:table-cell>
          <table:table-cell office:value-type="float" office:value="199067" calcext:value-type="float">
            <text:p>1990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formula="of:=[.C42]/1000000" office:value-type="float" office:value="0.086193" calcext:value-type="float">
            <text:p>0.086193</text:p>
          </table:table-cell>
          <table:table-cell table:formula="of:=[.D42]/1000000" office:value-type="float" office:value="0.199067" calcext:value-type="float">
            <text:p>0.199067</text:p>
          </table:table-cell>
          <table:table-cell/>
          <table:table-cell table:formula="of:=[.I42]/[.$I$38]" office:value-type="float" office:value="1.08133932305954" calcext:value-type="float">
            <text:p>1.081339323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87081" calcext:value-type="float">
            <text:p>87081</text:p>
          </table:table-cell>
          <table:table-cell office:value-type="float" office:value="212549" calcext:value-type="float">
            <text:p>2125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table:formula="of:=[.C43]/1000000" office:value-type="float" office:value="0.087081" calcext:value-type="float">
            <text:p>0.087081</text:p>
          </table:table-cell>
          <table:table-cell table:formula="of:=[.D43]/1000000" office:value-type="float" office:value="0.212549" calcext:value-type="float">
            <text:p>0.212549</text:p>
          </table:table-cell>
          <table:table-cell/>
          <table:table-cell table:formula="of:=[.I43]/[.$I$38]" office:value-type="float" office:value="1.1545740468133" calcext:value-type="float">
            <text:p>1.154574046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86599" calcext:value-type="float">
            <text:p>86599</text:p>
          </table:table-cell>
          <table:table-cell office:value-type="float" office:value="199743" calcext:value-type="float">
            <text:p>1997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table:formula="of:=[.C44]/1000000" office:value-type="float" office:value="0.086599" calcext:value-type="float">
            <text:p>0.086599</text:p>
          </table:table-cell>
          <table:table-cell table:formula="of:=[.D44]/1000000" office:value-type="float" office:value="0.199743" calcext:value-type="float">
            <text:p>0.199743</text:p>
          </table:table-cell>
          <table:table-cell/>
          <table:table-cell table:formula="of:=[.I44]/[.$I$38]" office:value-type="float" office:value="1.08501138011766" calcext:value-type="float">
            <text:p>1.08501138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87801" calcext:value-type="float">
            <text:p>87801</text:p>
          </table:table-cell>
          <table:table-cell office:value-type="float" office:value="216094" calcext:value-type="float">
            <text:p>2160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table:formula="of:=[.C45]/1000000" office:value-type="float" office:value="0.087801" calcext:value-type="float">
            <text:p>0.087801</text:p>
          </table:table-cell>
          <table:table-cell table:formula="of:=[.D45]/1000000" office:value-type="float" office:value="0.216094" calcext:value-type="float">
            <text:p>0.216094</text:p>
          </table:table-cell>
          <table:table-cell/>
          <table:table-cell table:formula="of:=[.I45]/[.$I$38]" office:value-type="float" office:value="1.17383061822014" calcext:value-type="float">
            <text:p>1.173830618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93659" calcext:value-type="float">
            <text:p>93659</text:p>
          </table:table-cell>
          <table:table-cell office:value-type="float" office:value="349397" calcext:value-type="float">
            <text:p>3493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formula="of:=[.C46]/1000000" office:value-type="float" office:value="0.093659" calcext:value-type="float">
            <text:p>0.093659</text:p>
          </table:table-cell>
          <table:table-cell table:formula="of:=[.D46]/1000000" office:value-type="float" office:value="0.349397" calcext:value-type="float">
            <text:p>0.349397</text:p>
          </table:table-cell>
          <table:table-cell table:number-columns-repeated="4"/>
          <table:table-cell table:formula="of:=[.H46]/[.I46]" office:value-type="float" office:value="0.268058970168605" calcext:value-type="float">
            <text:p>0.2680589702</text:p>
          </table:table-cell>
          <table:table-cell table:formula="of:=[.I46]/[.H46]" office:value-type="float" office:value="3.73052242710257" calcext:value-type="float">
            <text:p>3.7305224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93589" calcext:value-type="float">
            <text:p>93589</text:p>
          </table:table-cell>
          <table:table-cell office:value-type="float" office:value="360331" calcext:value-type="float">
            <text:p>3603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formula="of:=[.C47]/1000000" office:value-type="float" office:value="0.093589" calcext:value-type="float">
            <text:p>0.093589</text:p>
          </table:table-cell>
          <table:table-cell table:formula="of:=[.D47]/1000000" office:value-type="float" office:value="0.360331" calcext:value-type="float">
            <text:p>0.36033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94027" calcext:value-type="float">
            <text:p>94027</text:p>
          </table:table-cell>
          <table:table-cell office:value-type="float" office:value="445389" calcext:value-type="float">
            <text:p>4453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table:formula="of:=[.C48]/1000000" office:value-type="float" office:value="0.094027" calcext:value-type="float">
            <text:p>0.094027</text:p>
          </table:table-cell>
          <table:table-cell table:formula="of:=[.D48]/1000000" office:value-type="float" office:value="0.445389" calcext:value-type="float">
            <text:p>0.44538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94180" calcext:value-type="float">
            <text:p>94180</text:p>
          </table:table-cell>
          <table:table-cell office:value-type="float" office:value="648213" calcext:value-type="float">
            <text:p>6482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table:formula="of:=[.C49]/1000000" office:value-type="float" office:value="0.09418" calcext:value-type="float">
            <text:p>0.09418</text:p>
          </table:table-cell>
          <table:table-cell table:formula="of:=[.D49]/1000000" office:value-type="float" office:value="0.648213" calcext:value-type="float">
            <text:p>0.64821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95469" calcext:value-type="float">
            <text:p>95469</text:p>
          </table:table-cell>
          <table:table-cell office:value-type="float" office:value="379582" calcext:value-type="float">
            <text:p>3795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formula="of:=[.C50]/1000000" office:value-type="float" office:value="0.095469" calcext:value-type="float">
            <text:p>0.095469</text:p>
          </table:table-cell>
          <table:table-cell table:formula="of:=[.D50]/1000000" office:value-type="float" office:value="0.379582" calcext:value-type="float">
            <text:p>0.37958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95030" calcext:value-type="float">
            <text:p>95030</text:p>
          </table:table-cell>
          <table:table-cell office:value-type="float" office:value="404773" calcext:value-type="float">
            <text:p>4047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formula="of:=[.C51]/1000000" office:value-type="float" office:value="0.09503" calcext:value-type="float">
            <text:p>0.09503</text:p>
          </table:table-cell>
          <table:table-cell table:formula="of:=[.D51]/1000000" office:value-type="float" office:value="0.404773" calcext:value-type="float">
            <text:p>0.40477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94557" calcext:value-type="float">
            <text:p>94557</text:p>
          </table:table-cell>
          <table:table-cell office:value-type="float" office:value="379876" calcext:value-type="float">
            <text:p>3798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table:formula="of:=[.C52]/1000000" office:value-type="float" office:value="0.094557" calcext:value-type="float">
            <text:p>0.094557</text:p>
          </table:table-cell>
          <table:table-cell table:formula="of:=[.D52]/1000000" office:value-type="float" office:value="0.379876" calcext:value-type="float">
            <text:p>0.37987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95277" calcext:value-type="float">
            <text:p>95277</text:p>
          </table:table-cell>
          <table:table-cell office:value-type="float" office:value="413356" calcext:value-type="float">
            <text:p>4133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table:formula="of:=[.C53]/1000000" office:value-type="float" office:value="0.095277" calcext:value-type="float">
            <text:p>0.095277</text:p>
          </table:table-cell>
          <table:table-cell table:formula="of:=[.D53]/1000000" office:value-type="float" office:value="0.413356" calcext:value-type="float">
            <text:p>0.41335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107571" calcext:value-type="float">
            <text:p>107571</text:p>
          </table:table-cell>
          <table:table-cell office:value-type="float" office:value="676867" calcext:value-type="float">
            <text:p>6768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C54]/1000000" office:value-type="float" office:value="0.107571" calcext:value-type="float">
            <text:p>0.107571</text:p>
          </table:table-cell>
          <table:table-cell table:formula="of:=[.D54]/1000000" office:value-type="float" office:value="0.676867" calcext:value-type="float">
            <text:p>0.676867</text:p>
          </table:table-cell>
          <table:table-cell table:number-columns-repeated="4"/>
          <table:table-cell table:formula="of:=[.H54]/[.I54]" office:value-type="float" office:value="0.158924870026165" calcext:value-type="float">
            <text:p>0.15892487</text:p>
          </table:table-cell>
          <table:table-cell table:formula="of:=[.I54]/[.H54]" office:value-type="float" office:value="6.29228137695104" calcext:value-type="float">
            <text:p>6.2922813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09224" calcext:value-type="float">
            <text:p>109224</text:p>
          </table:table-cell>
          <table:table-cell office:value-type="float" office:value="699675" calcext:value-type="float">
            <text:p>6996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table:formula="of:=[.C55]/1000000" office:value-type="float" office:value="0.109224" calcext:value-type="float">
            <text:p>0.109224</text:p>
          </table:table-cell>
          <table:table-cell table:formula="of:=[.D55]/1000000" office:value-type="float" office:value="0.699675" calcext:value-type="float">
            <text:p>0.6996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110265" calcext:value-type="float">
            <text:p>110265</text:p>
          </table:table-cell>
          <table:table-cell office:value-type="float" office:value="875631" calcext:value-type="float">
            <text:p>8756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table:formula="of:=[.C56]/1000000" office:value-type="float" office:value="0.110265" calcext:value-type="float">
            <text:p>0.110265</text:p>
          </table:table-cell>
          <table:table-cell table:formula="of:=[.D56]/1000000" office:value-type="float" office:value="0.875631" calcext:value-type="float">
            <text:p>0.87563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110765" calcext:value-type="float">
            <text:p>110765</text:p>
          </table:table-cell>
          <table:table-cell office:value-type="float" office:value="1275246" calcext:value-type="float">
            <text:p>12752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table:formula="of:=[.C57]/1000000" office:value-type="float" office:value="0.110765" calcext:value-type="float">
            <text:p>0.110765</text:p>
          </table:table-cell>
          <table:table-cell table:formula="of:=[.D57]/1000000" office:value-type="float" office:value="1.275246" calcext:value-type="float">
            <text:p>1.27524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110235" calcext:value-type="float">
            <text:p>110235</text:p>
          </table:table-cell>
          <table:table-cell office:value-type="float" office:value="743437" calcext:value-type="float">
            <text:p>7434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table:formula="of:=[.C58]/1000000" office:value-type="float" office:value="0.110235" calcext:value-type="float">
            <text:p>0.110235</text:p>
          </table:table-cell>
          <table:table-cell table:formula="of:=[.D58]/1000000" office:value-type="float" office:value="0.743437" calcext:value-type="float">
            <text:p>0.74343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11309" calcext:value-type="float">
            <text:p>111309</text:p>
          </table:table-cell>
          <table:table-cell office:value-type="float" office:value="790976" calcext:value-type="float">
            <text:p>7909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table:formula="of:=[.C59]/1000000" office:value-type="float" office:value="0.111309" calcext:value-type="float">
            <text:p>0.111309</text:p>
          </table:table-cell>
          <table:table-cell table:formula="of:=[.D59]/1000000" office:value-type="float" office:value="0.790976" calcext:value-type="float">
            <text:p>0.79097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10272" calcext:value-type="float">
            <text:p>110272</text:p>
          </table:table-cell>
          <table:table-cell office:value-type="float" office:value="743279" calcext:value-type="float">
            <text:p>74327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table:formula="of:=[.C60]/1000000" office:value-type="float" office:value="0.110272" calcext:value-type="float">
            <text:p>0.110272</text:p>
          </table:table-cell>
          <table:table-cell table:formula="of:=[.D60]/1000000" office:value-type="float" office:value="0.743279" calcext:value-type="float">
            <text:p>0.74327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11939" calcext:value-type="float">
            <text:p>111939</text:p>
          </table:table-cell>
          <table:table-cell office:value-type="float" office:value="803381" calcext:value-type="float">
            <text:p>8033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table:formula="of:=[.C61]/1000000" office:value-type="float" office:value="0.111939" calcext:value-type="float">
            <text:p>0.111939</text:p>
          </table:table-cell>
          <table:table-cell table:formula="of:=[.D61]/1000000" office:value-type="float" office:value="0.803381" calcext:value-type="float">
            <text:p>0.80338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140400" calcext:value-type="float">
            <text:p>140400</text:p>
          </table:table-cell>
          <table:table-cell office:value-type="float" office:value="1337311" calcext:value-type="float">
            <text:p>13373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table:formula="of:=[.C62]/1000000" office:value-type="float" office:value="0.1404" calcext:value-type="float">
            <text:p>0.1404</text:p>
          </table:table-cell>
          <table:table-cell table:formula="of:=[.D62]/1000000" office:value-type="float" office:value="1.337311" calcext:value-type="float">
            <text:p>1.337311</text:p>
          </table:table-cell>
          <table:table-cell/>
          <table:table-cell table:formula="of:=[.I62]/[.$I$62]" office:value-type="float" office:value="1" calcext:value-type="float">
            <text:p>1</text:p>
          </table:table-cell>
          <table:table-cell office:value-type="string" calcext:value-type="string">
            <text:p>4 GB</text:p>
          </table:table-cell>
          <table:table-cell/>
          <table:table-cell table:formula="of:=[.H62]/[.I62]" office:value-type="float" office:value="0.104986798134465" calcext:value-type="float">
            <text:p>0.1049867981</text:p>
          </table:table-cell>
          <table:table-cell table:formula="of:=[.I62]/[.H62]" office:value-type="float" office:value="9.52500712250712" calcext:value-type="float">
            <text:p>9.5250071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138742" calcext:value-type="float">
            <text:p>138742</text:p>
          </table:table-cell>
          <table:table-cell office:value-type="float" office:value="1389047" calcext:value-type="float">
            <text:p>13890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table:formula="of:=[.C63]/1000000" office:value-type="float" office:value="0.138742" calcext:value-type="float">
            <text:p>0.138742</text:p>
          </table:table-cell>
          <table:table-cell table:formula="of:=[.D63]/1000000" office:value-type="float" office:value="1.389047" calcext:value-type="float">
            <text:p>1.389047</text:p>
          </table:table-cell>
          <table:table-cell/>
          <table:table-cell table:formula="of:=[.I63]/[.$I$62]" office:value-type="float" office:value="1.03868658823565" calcext:value-type="float">
            <text:p>1.038686588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140189" calcext:value-type="float">
            <text:p>140189</text:p>
          </table:table-cell>
          <table:table-cell office:value-type="float" office:value="1723758" calcext:value-type="float">
            <text:p>17237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table:formula="of:=[.C64]/1000000" office:value-type="float" office:value="0.140189" calcext:value-type="float">
            <text:p>0.140189</text:p>
          </table:table-cell>
          <table:table-cell table:formula="of:=[.D64]/1000000" office:value-type="float" office:value="1.723758" calcext:value-type="float">
            <text:p>1.723758</text:p>
          </table:table-cell>
          <table:table-cell/>
          <table:table-cell table:formula="of:=[.I64]/[.$I$62]" office:value-type="float" office:value="1.28897317078825" calcext:value-type="float">
            <text:p>1.288973170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141881" calcext:value-type="float">
            <text:p>141881</text:p>
          </table:table-cell>
          <table:table-cell office:value-type="float" office:value="2530361" calcext:value-type="float">
            <text:p>25303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table:formula="of:=[.C65]/1000000" office:value-type="float" office:value="0.141881" calcext:value-type="float">
            <text:p>0.141881</text:p>
          </table:table-cell>
          <table:table-cell table:formula="of:=[.D65]/1000000" office:value-type="float" office:value="2.530361" calcext:value-type="float">
            <text:p>2.530361</text:p>
          </table:table-cell>
          <table:table-cell/>
          <table:table-cell table:formula="of:=[.I65]/[.$I$62]" office:value-type="float" office:value="1.89212606491684" calcext:value-type="float">
            <text:p>1.892126064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141023" calcext:value-type="float">
            <text:p>141023</text:p>
          </table:table-cell>
          <table:table-cell office:value-type="float" office:value="1463042" calcext:value-type="float">
            <text:p>14630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table:formula="of:=[.C66]/1000000" office:value-type="float" office:value="0.141023" calcext:value-type="float">
            <text:p>0.141023</text:p>
          </table:table-cell>
          <table:table-cell table:formula="of:=[.D66]/1000000" office:value-type="float" office:value="1.463042" calcext:value-type="float">
            <text:p>1.463042</text:p>
          </table:table-cell>
          <table:table-cell/>
          <table:table-cell table:formula="of:=[.I66]/[.$I$62]" office:value-type="float" office:value="1.09401777148322" calcext:value-type="float">
            <text:p>1.094017771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44153" calcext:value-type="float">
            <text:p>144153</text:p>
          </table:table-cell>
          <table:table-cell office:value-type="float" office:value="1567391" calcext:value-type="float">
            <text:p>15673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table:formula="of:=[.C67]/1000000" office:value-type="float" office:value="0.144153" calcext:value-type="float">
            <text:p>0.144153</text:p>
          </table:table-cell>
          <table:table-cell table:formula="of:=[.D67]/1000000" office:value-type="float" office:value="1.567391" calcext:value-type="float">
            <text:p>1.567391</text:p>
          </table:table-cell>
          <table:table-cell/>
          <table:table-cell table:formula="of:=[.I67]/[.$I$62]" office:value-type="float" office:value="1.17204674155825" calcext:value-type="float">
            <text:p>1.172046741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41194" calcext:value-type="float">
            <text:p>141194</text:p>
          </table:table-cell>
          <table:table-cell office:value-type="float" office:value="1472149" calcext:value-type="float">
            <text:p>14721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table:formula="of:=[.C68]/1000000" office:value-type="float" office:value="0.141194" calcext:value-type="float">
            <text:p>0.141194</text:p>
          </table:table-cell>
          <table:table-cell table:formula="of:=[.D68]/1000000" office:value-type="float" office:value="1.472149" calcext:value-type="float">
            <text:p>1.472149</text:p>
          </table:table-cell>
          <table:table-cell/>
          <table:table-cell table:formula="of:=[.I68]/[.$I$62]" office:value-type="float" office:value="1.10082770574683" calcext:value-type="float">
            <text:p>1.100827705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44759" calcext:value-type="float">
            <text:p>144759</text:p>
          </table:table-cell>
          <table:table-cell office:value-type="float" office:value="1591911" calcext:value-type="float">
            <text:p>15919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table:formula="of:=[.C69]/1000000" office:value-type="float" office:value="0.144759" calcext:value-type="float">
            <text:p>0.144759</text:p>
          </table:table-cell>
          <table:table-cell table:formula="of:=[.D69]/1000000" office:value-type="float" office:value="1.591911" calcext:value-type="float">
            <text:p>1.591911</text:p>
          </table:table-cell>
          <table:table-cell/>
          <table:table-cell table:formula="of:=[.I69]/[.$I$62]" office:value-type="float" office:value="1.1903820427709" calcext:value-type="float">
            <text:p>1.19038204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office:value-type="float" office:value="201189" calcext:value-type="float">
            <text:p>201189</text:p>
          </table:table-cell>
          <table:table-cell office:value-type="float" office:value="2645895" calcext:value-type="float">
            <text:p>26458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table:formula="of:=[.C70]/1000000" office:value-type="float" office:value="0.201189" calcext:value-type="float">
            <text:p>0.201189</text:p>
          </table:table-cell>
          <table:table-cell table:formula="of:=[.D70]/1000000" office:value-type="float" office:value="2.645895" calcext:value-type="float">
            <text:p>2.645895</text:p>
          </table:table-cell>
          <table:table-cell table:number-columns-repeated="4"/>
          <table:table-cell table:formula="of:=[.H70]/[.I70]" office:value-type="float" office:value="0.0760381647797815" calcext:value-type="float">
            <text:p>0.0760381648</text:p>
          </table:table-cell>
          <table:table-cell table:formula="of:=[.I70]/[.H70]" office:value-type="float" office:value="13.1512905775167" calcext:value-type="float">
            <text:p>13.15129057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197709" calcext:value-type="float">
            <text:p>197709</text:p>
          </table:table-cell>
          <table:table-cell office:value-type="float" office:value="2751623" calcext:value-type="float">
            <text:p>27516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table:formula="of:=[.C71]/1000000" office:value-type="float" office:value="0.197709" calcext:value-type="float">
            <text:p>0.197709</text:p>
          </table:table-cell>
          <table:table-cell table:formula="of:=[.D71]/1000000" office:value-type="float" office:value="2.751623" calcext:value-type="float">
            <text:p>2.75162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201450" calcext:value-type="float">
            <text:p>201450</text:p>
          </table:table-cell>
          <table:table-cell office:value-type="float" office:value="3429537" calcext:value-type="float">
            <text:p>34295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table:formula="of:=[.C72]/1000000" office:value-type="float" office:value="0.20145" calcext:value-type="float">
            <text:p>0.20145</text:p>
          </table:table-cell>
          <table:table-cell table:formula="of:=[.D72]/1000000" office:value-type="float" office:value="3.429537" calcext:value-type="float">
            <text:p>3.42953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207679" calcext:value-type="float">
            <text:p>207679</text:p>
          </table:table-cell>
          <table:table-cell office:value-type="float" office:value="5054489" calcext:value-type="float">
            <text:p>50544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table:formula="of:=[.C73]/1000000" office:value-type="float" office:value="0.207679" calcext:value-type="float">
            <text:p>0.207679</text:p>
          </table:table-cell>
          <table:table-cell table:formula="of:=[.D73]/1000000" office:value-type="float" office:value="5.054489" calcext:value-type="float">
            <text:p>5.05448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202882" calcext:value-type="float">
            <text:p>202882</text:p>
          </table:table-cell>
          <table:table-cell office:value-type="float" office:value="2916975" calcext:value-type="float">
            <text:p>29169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table:formula="of:=[.C74]/1000000" office:value-type="float" office:value="0.202882" calcext:value-type="float">
            <text:p>0.202882</text:p>
          </table:table-cell>
          <table:table-cell table:formula="of:=[.D74]/1000000" office:value-type="float" office:value="2.916975" calcext:value-type="float">
            <text:p>2.91697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206852" calcext:value-type="float">
            <text:p>206852</text:p>
          </table:table-cell>
          <table:table-cell office:value-type="float" office:value="3122156" calcext:value-type="float">
            <text:p>31221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table:formula="of:=[.C75]/1000000" office:value-type="float" office:value="0.206852" calcext:value-type="float">
            <text:p>0.206852</text:p>
          </table:table-cell>
          <table:table-cell table:formula="of:=[.D75]/1000000" office:value-type="float" office:value="3.122156" calcext:value-type="float">
            <text:p>3.12215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202124" calcext:value-type="float">
            <text:p>202124</text:p>
          </table:table-cell>
          <table:table-cell office:value-type="float" office:value="2926376" calcext:value-type="float">
            <text:p>29263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table:formula="of:=[.C76]/1000000" office:value-type="float" office:value="0.202124" calcext:value-type="float">
            <text:p>0.202124</text:p>
          </table:table-cell>
          <table:table-cell table:formula="of:=[.D76]/1000000" office:value-type="float" office:value="2.926376" calcext:value-type="float">
            <text:p>2.92637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208355" calcext:value-type="float">
            <text:p>208355</text:p>
          </table:table-cell>
          <table:table-cell office:value-type="float" office:value="3155332" calcext:value-type="float">
            <text:p>31553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table:formula="of:=[.C77]/1000000" office:value-type="float" office:value="0.208355" calcext:value-type="float">
            <text:p>0.208355</text:p>
          </table:table-cell>
          <table:table-cell table:formula="of:=[.D77]/1000000" office:value-type="float" office:value="3.155332" calcext:value-type="float">
            <text:p>3.15533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331491" calcext:value-type="float">
            <text:p>331491</text:p>
          </table:table-cell>
          <table:table-cell office:value-type="float" office:value="5385283" calcext:value-type="float">
            <text:p>53852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formula="of:=[.C78]/1000000" office:value-type="float" office:value="0.331491" calcext:value-type="float">
            <text:p>0.331491</text:p>
          </table:table-cell>
          <table:table-cell table:formula="of:=[.D78]/1000000" office:value-type="float" office:value="5.385283" calcext:value-type="float">
            <text:p>5.385283</text:p>
          </table:table-cell>
          <table:table-cell/>
          <table:table-cell table:formula="of:=[.I78]/[.$I$78]" office:value-type="float" office:value="1" calcext:value-type="float">
            <text:p>1</text:p>
          </table:table-cell>
          <table:table-cell office:value-type="string" calcext:value-type="string">
            <text:p>16 GB</text:p>
          </table:table-cell>
          <table:table-cell/>
          <table:table-cell table:formula="of:=[.H78]/[.I78]" office:value-type="float" office:value="0.0615549823472601" calcext:value-type="float">
            <text:p>0.0615549823</text:p>
          </table:table-cell>
          <table:table-cell table:formula="of:=[.I78]/[.H78]" office:value-type="float" office:value="16.2456386447898" calcext:value-type="float">
            <text:p>16.24563864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float" office:value="337952" calcext:value-type="float">
            <text:p>337952</text:p>
          </table:table-cell>
          <table:table-cell office:value-type="float" office:value="5483089" calcext:value-type="float">
            <text:p>54830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table:formula="of:=[.C79]/1000000" office:value-type="float" office:value="0.337952" calcext:value-type="float">
            <text:p>0.337952</text:p>
          </table:table-cell>
          <table:table-cell table:formula="of:=[.D79]/1000000" office:value-type="float" office:value="5.483089" calcext:value-type="float">
            <text:p>5.483089</text:p>
          </table:table-cell>
          <table:table-cell/>
          <table:table-cell table:formula="of:=[.I79]/[.$I$78]" office:value-type="float" office:value="1.01816171963479" calcext:value-type="float">
            <text:p>1.018161719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339054" calcext:value-type="float">
            <text:p>339054</text:p>
          </table:table-cell>
          <table:table-cell office:value-type="float" office:value="6846112" calcext:value-type="float">
            <text:p>68461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table:formula="of:=[.C80]/1000000" office:value-type="float" office:value="0.339054" calcext:value-type="float">
            <text:p>0.339054</text:p>
          </table:table-cell>
          <table:table-cell table:formula="of:=[.D80]/1000000" office:value-type="float" office:value="6.846112" calcext:value-type="float">
            <text:p>6.846112</text:p>
          </table:table-cell>
          <table:table-cell/>
          <table:table-cell table:formula="of:=[.I80]/[.$I$78]" office:value-type="float" office:value="1.27126318152639" calcext:value-type="float">
            <text:p>1.271263181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384" calcext:value-type="float">
            <text:p>16384</text:p>
          </table:table-cell>
          <table:table-cell office:value-type="float" office:value="347429" calcext:value-type="float">
            <text:p>347429</text:p>
          </table:table-cell>
          <table:table-cell office:value-type="float" office:value="10049048" calcext:value-type="float">
            <text:p>100490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384" calcext:value-type="float">
            <text:p>16384</text:p>
          </table:table-cell>
          <table:table-cell table:formula="of:=[.C81]/1000000" office:value-type="float" office:value="0.347429" calcext:value-type="float">
            <text:p>0.347429</text:p>
          </table:table-cell>
          <table:table-cell table:formula="of:=[.D81]/1000000" office:value-type="float" office:value="10.049048" calcext:value-type="float">
            <text:p>10.049048</text:p>
          </table:table-cell>
          <table:table-cell/>
          <table:table-cell table:formula="of:=[.I81]/[.$I$78]" office:value-type="float" office:value="1.86602041155497" calcext:value-type="float">
            <text:p>1.86602041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338464" calcext:value-type="float">
            <text:p>338464</text:p>
          </table:table-cell>
          <table:table-cell office:value-type="float" office:value="5785676" calcext:value-type="float">
            <text:p>57856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table:formula="of:=[.C82]/1000000" office:value-type="float" office:value="0.338464" calcext:value-type="float">
            <text:p>0.338464</text:p>
          </table:table-cell>
          <table:table-cell table:formula="of:=[.D82]/1000000" office:value-type="float" office:value="5.785676" calcext:value-type="float">
            <text:p>5.785676</text:p>
          </table:table-cell>
          <table:table-cell/>
          <table:table-cell table:formula="of:=[.I82]/[.$I$78]" office:value-type="float" office:value="1.0743494817264" calcext:value-type="float">
            <text:p>1.074349481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384" calcext:value-type="float">
            <text:p>16384</text:p>
          </table:table-cell>
          <table:table-cell office:value-type="float" office:value="349028" calcext:value-type="float">
            <text:p>349028</text:p>
          </table:table-cell>
          <table:table-cell office:value-type="float" office:value="6211927" calcext:value-type="float">
            <text:p>62119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384" calcext:value-type="float">
            <text:p>16384</text:p>
          </table:table-cell>
          <table:table-cell table:formula="of:=[.C83]/1000000" office:value-type="float" office:value="0.349028" calcext:value-type="float">
            <text:p>0.349028</text:p>
          </table:table-cell>
          <table:table-cell table:formula="of:=[.D83]/1000000" office:value-type="float" office:value="6.211927" calcext:value-type="float">
            <text:p>6.211927</text:p>
          </table:table-cell>
          <table:table-cell/>
          <table:table-cell table:formula="of:=[.I83]/[.$I$78]" office:value-type="float" office:value="1.15350056812242" calcext:value-type="float">
            <text:p>1.153500568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384" calcext:value-type="float">
            <text:p>16384</text:p>
          </table:table-cell>
          <table:table-cell office:value-type="float" office:value="340445" calcext:value-type="float">
            <text:p>340445</text:p>
          </table:table-cell>
          <table:table-cell office:value-type="float" office:value="5831418" calcext:value-type="float">
            <text:p>58314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384" calcext:value-type="float">
            <text:p>16384</text:p>
          </table:table-cell>
          <table:table-cell table:formula="of:=[.C84]/1000000" office:value-type="float" office:value="0.340445" calcext:value-type="float">
            <text:p>0.340445</text:p>
          </table:table-cell>
          <table:table-cell table:formula="of:=[.D84]/1000000" office:value-type="float" office:value="5.831418" calcext:value-type="float">
            <text:p>5.831418</text:p>
          </table:table-cell>
          <table:table-cell/>
          <table:table-cell table:formula="of:=[.I84]/[.$I$78]" office:value-type="float" office:value="1.08284337146256" calcext:value-type="float">
            <text:p>1.082843371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384" calcext:value-type="float">
            <text:p>16384</text:p>
          </table:table-cell>
          <table:table-cell office:value-type="float" office:value="354020" calcext:value-type="float">
            <text:p>354020</text:p>
          </table:table-cell>
          <table:table-cell office:value-type="float" office:value="6268887" calcext:value-type="float">
            <text:p>626888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384" calcext:value-type="float">
            <text:p>16384</text:p>
          </table:table-cell>
          <table:table-cell table:formula="of:=[.C85]/1000000" office:value-type="float" office:value="0.35402" calcext:value-type="float">
            <text:p>0.35402</text:p>
          </table:table-cell>
          <table:table-cell table:formula="of:=[.D85]/1000000" office:value-type="float" office:value="6.268887" calcext:value-type="float">
            <text:p>6.268887</text:p>
          </table:table-cell>
          <table:table-cell/>
          <table:table-cell table:formula="of:=[.I85]/[.$I$78]" office:value-type="float" office:value="1.16407754244299" calcext:value-type="float">
            <text:p>1.164077542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Olivier</meta:initial-creator>
    <meta:creation-date>2016-11-21T15:18:22.752228867</meta:creation-date>
    <meta:generator>LibreOffice/5.1.4.2$Linux_X86_64 LibreOffice_project/10m0$Build-2</meta:generator>
    <dc:date>2016-11-22T10:20:00.387623916</dc:date>
    <dc:creator>Pierre Olivier</dc:creator>
    <meta:editing-duration>PT17H35M56S</meta:editing-duration>
    <meta:editing-cycles>23</meta:editing-cycles>
    <meta:document-statistic meta:table-count="1" meta:cell-count="7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75cm" svg:height="7.385cm" xlink:href=".." xlink:type="simple" chart:class="chart:line" chart:style-name="ch1">
        <chart:title svg:x="2.344cm" svg:y="0.282cm" chart:style-name="ch2">
          <text:p>xl create vs destroy time according to 
the guest allocated memory size</text:p>
        </chart:title>
        <chart:legend svg:x="1.774cm" svg:y="2.138cm" style:legend-expansion="custom" chartooo:width="3.708cm" chartooo:height="1.211cm" style:legend-expansion-aspect-ratio="3.06193228736581" chart:style-name="ch3"/>
        <chart:plot-area chart:style-name="ch4" table:cell-range-address="RegularXenInvestigation.G5:RegularXenInvestigation.I6 RegularXenInvestigation.G14:RegularXenInvestigation.I14 RegularXenInvestigation.G22:RegularXenInvestigation.I22 RegularXenInvestigation.G30:RegularXenInvestigation.I30 RegularXenInvestigation.G38:RegularXenInvestigation.I38 RegularXenInvestigation.G46:RegularXenInvestigation.I46 RegularXenInvestigation.G54:RegularXenInvestigation.I54 RegularXenInvestigation.G62:RegularXenInvestigation.I62 RegularXenInvestigation.G70:RegularXenInvestigation.I70 RegularXenInvestigation.G78:RegularXenInvestigation.I78" chart:data-source-has-labels="both" svg:x="1.26cm" svg:y="1.712cm" svg:width="10.966cm" svg:height="4.545cm">
          <chartooo:coordinate-region svg:x="1.696cm" svg:y="1.911cm" svg:width="10.065cm" svg:height="3.699cm"/>
          <chart:axis chart:dimension="x" chart:name="primary-x" chart:style-name="ch5" chartooo:axis-type="auto">
            <chartooo:date-scale/>
            <chart:title svg:x="4.556cm" svg:y="6.404cm" chart:style-name="ch6">
              <text:p>Guest allocated memory (MB)</text:p>
            </chart:title>
            <chart:categories table:cell-range-address="RegularXenInvestigation.G6:RegularXenInvestigation.G6 RegularXenInvestigation.G14:RegularXenInvestigation.G14 RegularXenInvestigation.G22:RegularXenInvestigation.G22 RegularXenInvestigation.G30:RegularXenInvestigation.G30 RegularXenInvestigation.G38:RegularXenInvestigation.G38 RegularXenInvestigation.G46:RegularXenInvestigation.G46 RegularXenInvestigation.G54:RegularXenInvestigation.G54 RegularXenInvestigation.G62:RegularXenInvestigation.G62 RegularXenInvestigation.G70:RegularXenInvestigation.G70 RegularXenInvestigation.G78:RegularXenInvestigation.G78"/>
          </chart:axis>
          <chart:axis chart:dimension="y" chart:name="primary-y" chart:style-name="ch5">
            <chart:title svg:x="0.451cm" svg:y="4.61cm" chart:style-name="ch7">
              <text:p>Time (s)</text:p>
            </chart:title>
            <chart:grid chart:style-name="ch8" chart:class="major"/>
          </chart:axis>
          <chart:series chart:style-name="ch9" chart:values-cell-range-address="RegularXenInvestigation.H6:RegularXenInvestigation.H6 RegularXenInvestigation.H14:RegularXenInvestigation.H14 RegularXenInvestigation.H22:RegularXenInvestigation.H22 RegularXenInvestigation.H30:RegularXenInvestigation.H30 RegularXenInvestigation.H38:RegularXenInvestigation.H38 RegularXenInvestigation.H46:RegularXenInvestigation.H46 RegularXenInvestigation.H54:RegularXenInvestigation.H54 RegularXenInvestigation.H62:RegularXenInvestigation.H62 RegularXenInvestigation.H70:RegularXenInvestigation.H70 RegularXenInvestigation.H78:RegularXenInvestigation.H78" chart:label-cell-address="RegularXenInvestigation.H5:RegularXenInvestigation.H5" chart:class="chart:line">
            <chart:data-point chart:repeated="10"/>
          </chart:series>
          <chart:series chart:style-name="ch10" chart:values-cell-range-address="RegularXenInvestigation.I6:RegularXenInvestigation.I6 RegularXenInvestigation.I14:RegularXenInvestigation.I14 RegularXenInvestigation.I22:RegularXenInvestigation.I22 RegularXenInvestigation.I30:RegularXenInvestigation.I30 RegularXenInvestigation.I38:RegularXenInvestigation.I38 RegularXenInvestigation.I46:RegularXenInvestigation.I46 RegularXenInvestigation.I54:RegularXenInvestigation.I54 RegularXenInvestigation.I62:RegularXenInvestigation.I62 RegularXenInvestigation.I70:RegularXenInvestigation.I70 RegularXenInvestigation.I78:RegularXenInvestigation.I78" chart:label-cell-address="RegularXenInvestigation.I5:RegularXenInvestigation.I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ot time (s)</text:p>
                <draw:g>
                  <svg:desc>RegularXenInvestigation.H5:RegularXenInvestigation.H5</svg:desc>
                </draw:g>
              </table:table-cell>
              <table:table-cell office:value-type="string">
                <text:p>Destroy time (s)</text:p>
                <draw:g>
                  <svg:desc>RegularXenInvestigation.I5:RegularXenInvestigation.I5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RegularXenInvestigation.G6:RegularXenInvestigation.G6 RegularXenInvestigation.G14:RegularXenInvestigation.G14 RegularXenInvestigation.G22:RegularXenInvestigation.G22 RegularXenInvestigation.G30:RegularXenInvestigation.G30 RegularXenInvestigation.G38:RegularXenInvestigation.G38 RegularXenInvestigation.G46:RegularXenInvestigation.G46 RegularXenInvestigation.G54:RegularXenInvestigation.G54 RegularXenInvestigation.G62:RegularXenInvestigation.G62 RegularXenInvestigation.G70:RegularXenInvestigation.G70 RegularXenInvestigation.G78:RegularXenInvestigation.G78</svg:desc>
                </draw:g>
              </table:table-cell>
              <table:table-cell office:value-type="float" office:value="0.080067">
                <text:p>0.080067</text:p>
                <draw:g>
                  <svg:desc>RegularXenInvestigation.H6:RegularXenInvestigation.H6 RegularXenInvestigation.H14:RegularXenInvestigation.H14 RegularXenInvestigation.H22:RegularXenInvestigation.H22 RegularXenInvestigation.H30:RegularXenInvestigation.H30 RegularXenInvestigation.H38:RegularXenInvestigation.H38 RegularXenInvestigation.H46:RegularXenInvestigation.H46 RegularXenInvestigation.H54:RegularXenInvestigation.H54 RegularXenInvestigation.H62:RegularXenInvestigation.H62 RegularXenInvestigation.H70:RegularXenInvestigation.H70 RegularXenInvestigation.H78:RegularXenInvestigation.H78</svg:desc>
                </draw:g>
              </table:table-cell>
              <table:table-cell office:value-type="float" office:value="0.026221">
                <text:p>0.026221</text:p>
                <draw:g>
                  <svg:desc>RegularXenInvestigation.I6:RegularXenInvestigation.I6 RegularXenInvestigation.I14:RegularXenInvestigation.I14 RegularXenInvestigation.I22:RegularXenInvestigation.I22 RegularXenInvestigation.I30:RegularXenInvestigation.I30 RegularXenInvestigation.I38:RegularXenInvestigation.I38 RegularXenInvestigation.I46:RegularXenInvestigation.I46 RegularXenInvestigation.I54:RegularXenInvestigation.I54 RegularXenInvestigation.I62:RegularXenInvestigation.I62 RegularXenInvestigation.I70:RegularXenInvestigation.I70 RegularXenInvestigation.I78:RegularXenInvestigation.I78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80067">
                <text:p>0.080067</text:p>
              </table:table-cell>
              <table:table-cell office:value-type="float" office:value="0.03708">
                <text:p>0.0370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81042">
                <text:p>0.081042</text:p>
              </table:table-cell>
              <table:table-cell office:value-type="float" office:value="0.059531">
                <text:p>0.05953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82869">
                <text:p>0.082869</text:p>
              </table:table-cell>
              <table:table-cell office:value-type="float" office:value="0.101432">
                <text:p>0.10143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86758">
                <text:p>0.086758</text:p>
              </table:table-cell>
              <table:table-cell office:value-type="float" office:value="0.184093">
                <text:p>0.18409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93659">
                <text:p>0.093659</text:p>
              </table:table-cell>
              <table:table-cell office:value-type="float" office:value="0.349397">
                <text:p>0.34939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107571">
                <text:p>0.107571</text:p>
              </table:table-cell>
              <table:table-cell office:value-type="float" office:value="0.676867">
                <text:p>0.67686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1404">
                <text:p>0.1404</text:p>
              </table:table-cell>
              <table:table-cell office:value-type="float" office:value="1.337311">
                <text:p>1.33731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201189">
                <text:p>0.201189</text:p>
              </table:table-cell>
              <table:table-cell office:value-type="float" office:value="2.645895">
                <text:p>2.64589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331491">
                <text:p>0.331491</text:p>
              </table:table-cell>
              <table:table-cell office:value-type="float" office:value="5.385283">
                <text:p>5.3852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588cm" svg:height="9cm" xlink:href=".." xlink:type="simple" chart:class="chart:bar" chart:style-name="ch1">
        <chart:title svg:x="3.239cm" svg:y="0.316cm" chart:style-name="ch2">
          <text:p>xl destroy time variation on a NUMA machine</text:p>
        </chart:title>
        <chart:legend svg:x="13.012cm" svg:y="1.606cm" style:legend-expansion="custom" chartooo:width="2.027cm" chartooo:height="1.594cm" style:legend-expansion-aspect-ratio="1.27164366373902" chart:style-name="ch3"/>
        <chart:plot-area chart:style-name="ch4" table:cell-range-address="RegularXenInvestigation.F6:RegularXenInvestigation.F13 RegularXenInvestigation.L6:RegularXenInvestigation.L6 RegularXenInvestigation.K6:RegularXenInvestigation.K13 RegularXenInvestigation.L38:RegularXenInvestigation.L38 RegularXenInvestigation.K38:RegularXenInvestigation.K45 RegularXenInvestigation.L62:RegularXenInvestigation.L62 RegularXenInvestigation.K62:RegularXenInvestigation.K69 RegularXenInvestigation.L78:RegularXenInvestigation.L78 RegularXenInvestigation.K78:RegularXenInvestigation.K85" chart:data-source-has-labels="both" svg:x="1.322cm" svg:y="1.275cm" svg:width="13.955cm" svg:height="6.564cm">
          <chartooo:coordinate-region svg:x="2.049cm" svg:y="1.474cm" svg:width="13.228cm" svg:height="5.718cm"/>
          <chart:axis chart:dimension="x" chart:name="primary-x" chart:style-name="ch5" chartooo:axis-type="auto">
            <chartooo:date-scale/>
            <chart:title svg:x="4.802cm" svg:y="8.019cm" chart:style-name="ch6">
              <text:p>NUMA node containing the VM memory to scrub</text:p>
            </chart:title>
            <chart:categories table:cell-range-address="RegularXenInvestigation.F6:RegularXenInvestigation.F13"/>
          </chart:axis>
          <chart:axis chart:dimension="y" chart:name="primary-y" chart:style-name="ch7">
            <chart:title svg:x="0.451cm" svg:y="7.802cm" chart:style-name="ch8">
              <text:p>xl destroy time normalized to local scrubbing</text:p>
            </chart:title>
            <chart:grid chart:style-name="ch9" chart:class="major"/>
          </chart:axis>
          <chart:series chart:style-name="ch10" chart:values-cell-range-address="RegularXenInvestigation.K6:RegularXenInvestigation.K13" chart:label-cell-address="RegularXenInvestigation.L6:RegularXenInvestigation.L6" chart:class="chart:bar">
            <chart:data-point chart:repeated="8"/>
          </chart:series>
          <chart:series chart:style-name="ch11" chart:values-cell-range-address="RegularXenInvestigation.K38:RegularXenInvestigation.K45" chart:label-cell-address="RegularXenInvestigation.L38:RegularXenInvestigation.L38" chart:class="chart:bar">
            <chart:data-point chart:repeated="8"/>
          </chart:series>
          <chart:series chart:style-name="ch12" chart:values-cell-range-address="RegularXenInvestigation.K62:RegularXenInvestigation.K69" chart:label-cell-address="RegularXenInvestigation.L62:RegularXenInvestigation.L62" chart:class="chart:bar">
            <chart:data-point chart:repeated="8"/>
          </chart:series>
          <chart:series chart:style-name="ch13" chart:values-cell-range-address="RegularXenInvestigation.K78:RegularXenInvestigation.K85" chart:label-cell-address="RegularXenInvestigation.L78:RegularXenInvestigation.L78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MB</text:p>
                <draw:g>
                  <svg:desc>RegularXenInvestigation.L6:RegularXenInvestigation.L6</svg:desc>
                </draw:g>
              </table:table-cell>
              <table:table-cell office:value-type="string">
                <text:p>512 MB</text:p>
                <draw:g>
                  <svg:desc>RegularXenInvestigation.L38:RegularXenInvestigation.L38</svg:desc>
                </draw:g>
              </table:table-cell>
              <table:table-cell office:value-type="string">
                <text:p>4 GB</text:p>
                <draw:g>
                  <svg:desc>RegularXenInvestigation.L62:RegularXenInvestigation.L62</svg:desc>
                </draw:g>
              </table:table-cell>
              <table:table-cell office:value-type="string">
                <text:p>16 GB</text:p>
                <draw:g>
                  <svg:desc>RegularXenInvestigation.L78:RegularXenInvestigation.L7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gularXenInvestigation.F6:RegularXenInvestigation.F13</svg:desc>
                </draw:g>
              </table:table-cell>
              <table:table-cell office:value-type="float" office:value="1">
                <text:p>1</text:p>
                <draw:g>
                  <svg:desc>RegularXenInvestigation.K6:RegularXenInvestigation.K13</svg:desc>
                </draw:g>
              </table:table-cell>
              <table:table-cell office:value-type="float" office:value="1">
                <text:p>1</text:p>
                <draw:g>
                  <svg:desc>RegularXenInvestigation.K38:RegularXenInvestigation.K45</svg:desc>
                </draw:g>
              </table:table-cell>
              <table:table-cell office:value-type="float" office:value="1">
                <text:p>1</text:p>
                <draw:g>
                  <svg:desc>RegularXenInvestigation.K62:RegularXenInvestigation.K69</svg:desc>
                </draw:g>
              </table:table-cell>
              <table:table-cell office:value-type="float" office:value="1">
                <text:p>1</text:p>
                <draw:g>
                  <svg:desc>RegularXenInvestigation.K78:RegularXenInvestigation.K8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03264558941307">
                <text:p>1.03264558941307</text:p>
              </table:table-cell>
              <table:table-cell office:value-type="float" office:value="1.03660106576567">
                <text:p>1.03660106576567</text:p>
              </table:table-cell>
              <table:table-cell office:value-type="float" office:value="1.03868658823565">
                <text:p>1.03868658823565</text:p>
              </table:table-cell>
              <table:table-cell office:value-type="float" office:value="1.01816171963479">
                <text:p>1.0181617196347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12688303268373">
                <text:p>1.12688303268373</text:p>
              </table:table-cell>
              <table:table-cell office:value-type="float" office:value="1.26397527336727">
                <text:p>1.26397527336727</text:p>
              </table:table-cell>
              <table:table-cell office:value-type="float" office:value="1.28897317078825">
                <text:p>1.28897317078825</text:p>
              </table:table-cell>
              <table:table-cell office:value-type="float" office:value="1.27126318152639">
                <text:p>1.2712631815263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37332672285573">
                <text:p>1.37332672285573</text:p>
              </table:table-cell>
              <table:table-cell office:value-type="float" office:value="1.81990081100313">
                <text:p>1.81990081100313</text:p>
              </table:table-cell>
              <table:table-cell office:value-type="float" office:value="1.89212606491684">
                <text:p>1.89212606491684</text:p>
              </table:table-cell>
              <table:table-cell office:value-type="float" office:value="1.86602041155497">
                <text:p>1.866020411554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075130620495">
                <text:p>1.0075130620495</text:p>
              </table:table-cell>
              <table:table-cell office:value-type="float" office:value="1.08133932305954">
                <text:p>1.08133932305954</text:p>
              </table:table-cell>
              <table:table-cell office:value-type="float" office:value="1.09401777148322">
                <text:p>1.09401777148322</text:p>
              </table:table-cell>
              <table:table-cell office:value-type="float" office:value="1.0743494817264">
                <text:p>1.07434948172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09381793219175">
                <text:p>1.09381793219175</text:p>
              </table:table-cell>
              <table:table-cell office:value-type="float" office:value="1.1545740468133">
                <text:p>1.1545740468133</text:p>
              </table:table-cell>
              <table:table-cell office:value-type="float" office:value="1.17204674155825">
                <text:p>1.17204674155825</text:p>
              </table:table-cell>
              <table:table-cell office:value-type="float" office:value="1.15350056812242">
                <text:p>1.1535005681224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3363716105412">
                <text:p>1.03363716105412</text:p>
              </table:table-cell>
              <table:table-cell office:value-type="float" office:value="1.08501138011766">
                <text:p>1.08501138011766</text:p>
              </table:table-cell>
              <table:table-cell office:value-type="float" office:value="1.10082770574683">
                <text:p>1.10082770574683</text:p>
              </table:table-cell>
              <table:table-cell office:value-type="float" office:value="1.08284337146256">
                <text:p>1.082843371462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07966896762137">
                <text:p>1.07966896762137</text:p>
              </table:table-cell>
              <table:table-cell office:value-type="float" office:value="1.17383061822014">
                <text:p>1.17383061822014</text:p>
              </table:table-cell>
              <table:table-cell office:value-type="float" office:value="1.1903820427709">
                <text:p>1.1903820427709</text:p>
              </table:table-cell>
              <table:table-cell office:value-type="float" office:value="1.16407754244299">
                <text:p>1.16407754244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